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0569" officeooo:paragraph-rsid="00010569"/>
    </style:style>
    <style:style style:name="T1" style:family="text">
      <style:text-properties officeooo:rsid="000105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 crear la estrategia de la CPU me he basado en analizar las cuatro direcciones en las que puede estar la siguiente casilla del barco, <text:s/>arriba abajo izquierda y derecha. 🛥️ La CPU disparara en este orden, validando antes que esa casilla primero exista, segundo no esté próxima a un barco(ya que por la lógica de creación de estos no puede haber barcos adyacentes) y por último que esa casilla no haya sido disparada previamente.<text:line-break/>Si una casilla no es válida analizará la casilla en la siguiente dirección. Si en ninguna dirección se encuentra una casilla válida empezará analizar la primera casilla( la casilla utilizada para el siguiente disparo es la última casilla donde se ha tocado a un barco, si en ninguna de las cuatro direcciones se puede disparar <text:span text:style-name="T1">se descarta</text:span>).</text:p>
      <text:p text:style-name="P1">La posicion de las casillas tocadas en barcos no hundidos con casillas adyacentes disparables se guardan en la matriz de booleanos localizadas como true, y se ponen a false al ser descart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1T13:28:34.806000000</meta:creation-date>
    <dc:date>2023-05-21T13:30:48.988000000</dc:date>
    <meta:editing-duration>PT2M17S</meta:editing-duration>
    <meta:editing-cycles>1</meta:editing-cycles>
    <meta:document-statistic meta:table-count="0" meta:image-count="0" meta:object-count="0" meta:page-count="1" meta:paragraph-count="2" meta:word-count="164" meta:character-count="963" meta:non-whitespace-character-count="800"/>
    <meta:generator>LibreOffice/7.4.1.2$Windows_X86_64 LibreOffice_project/3c58a8f3a960df8bc8fd77b461821e42c061c5f0</meta:generator>
  </office:meta>
</office:document-meta>
</file>